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/>
    </style:style>
    <style:style style:name="P3" style:family="paragraph">
      <style:text-properties fo:font-size="20pt" fo:font-weight="bold" style:font-weight-asian="bold" style:font-weight-complex="bold"/>
    </style:style>
    <style:style style:name="P4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/>
    </style:style>
    <style:style style:name="T2" style:family="text">
      <style:text-properties style:text-position="sub 85%" fo:font-size="20pt" fo:font-weight="bold" style:font-size-asian="18pt" style:font-size-complex="18pt"/>
    </style:style>
    <style:style style:name="T3" style:family="text">
      <style:text-properties fo:font-size="20pt" fo:font-weight="bold" style:font-weight-asian="bold" style:font-weight-complex="bold"/>
    </style:style>
    <style:style style:name="T4" style:family="text">
      <style:text-properties style:text-position="sub 85%" fo:font-size="20pt" fo:font-weight="bold" style:font-size-asian="18pt" style:font-weight-asian="bold" style:font-size-complex="18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style:text-position="sub 85%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6cm" svg:height="4.33cm" svg:x="7.37cm" svg:y="2.9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4.03cm" svg:y1="3.67cm" svg:x2="6.43cm" svg:y2="3.67cm">
          <text:p/>
        </draw:line>
        <draw:line draw:style-name="gr2" draw:text-style-name="P1" draw:layer="layout" svg:x1="11.83cm" svg:y1="6.27cm" svg:x2="14.23cm" svg:y2="6.27cm">
          <text:p/>
        </draw:line>
        <draw:line draw:style-name="gr2" draw:text-style-name="P1" draw:layer="layout" svg:x1="14.12cm" svg:y1="3.694cm" svg:x2="11.72cm" svg:y2="3.694cm">
          <text:p/>
        </draw:line>
        <draw:line draw:style-name="gr2" draw:text-style-name="P1" draw:layer="layout" svg:x1="6.36cm" svg:y1="6.16cm" svg:x2="3.96cm" svg:y2="6.16cm">
          <text:p/>
        </draw:line>
        <draw:frame draw:style-name="gr3" draw:layer="layout" svg:width="0.13cm" svg:height="1.195cm" svg:x="9.11cm" svg:y="18cm">
          <draw:text-box>
            <text:p/>
          </draw:text-box>
        </draw:frame>
        <draw:frame draw:style-name="gr4" draw:text-style-name="P2" draw:layer="layout" svg:width="1.179cm" svg:height="1.128cm" svg:x="4.38cm" svg:y="2.52cm">
          <draw:text-box draw:corner-radius="0.09cm">
            <text:p text:style-name="P2"><text:span text:style-name="T1">U</text:span><text:span text:style-name="T2">i</text:span></text:p>
          </draw:text-box>
        </draw:frame>
        <draw:frame draw:style-name="gr4" draw:text-style-name="P3" draw:layer="layout" svg:width="1.378cm" svg:height="1.128cm" svg:x="4.48cm" svg:y="5.02cm">
          <draw:text-box draw:corner-radius="0.09cm">
            <text:p text:style-name="P3"><text:span text:style-name="T3">U</text:span><text:span text:style-name="T4">b</text:span></text:p>
          </draw:text-box>
        </draw:frame>
        <draw:frame draw:style-name="gr4" draw:text-style-name="P4" draw:layer="layout" svg:width="1.213cm" svg:height="1.128cm" svg:x="12.381cm" svg:y="5.02cm">
          <draw:text-box draw:corner-radius="0.09cm">
            <text:p text:style-name="P4"><text:span text:style-name="T5">U</text:span><text:span text:style-name="T6">t</text:span></text:p>
          </draw:text-box>
        </draw:frame>
        <draw:frame draw:style-name="gr4" draw:text-style-name="P4" draw:layer="layout" svg:width="1.382cm" svg:height="1.128cm" svg:x="12.381cm" svg:y="2.52cm">
          <draw:text-box draw:corner-radius="0.09cm">
            <text:p text:style-name="P4"><text:span text:style-name="T5">U</text:span><text:span text:style-name="T6">b</text:span></text:p>
          </draw:text-box>
        </draw:frame>
        <draw:frame draw:style-name="gr4" draw:layer="layout" svg:width="1.031cm" svg:height="0.962cm" svg:x="10.13cm" svg:y="6.29cm">
          <draw:text-box>
            <text:p>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7T12:41:08.134740895</meta:creation-date>
    <meta:editing-duration>PT1M48S</meta:editing-duration>
    <meta:editing-cycles>3</meta:editing-cycles>
    <meta:generator>LibreOffice/4.2.8.2$Linux_X86_64 LibreOffice_project/420m0$Build-2</meta:generator>
    <meta:initial-creator>cinek </meta:initial-creator>
    <dc:date>2015-05-27T12:45:19.347326591</dc:date>
    <dc:creator>cinek </dc:creator>
    <meta:document-statistic meta:object-count="11"/>
  </office:meta>
</office:document-meta>
</file>